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1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1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1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float" office:value="45" table:style-name="ce10">
            <text:p>4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float" office:value="57" table:style-name="ce10">
            <text:p>5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float" office:value="37" table:style-name="ce10">
            <text:p>3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float" office:value="182" table:style-name="ce10">
            <text:p>18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6/12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58-6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float" office:value="85" table:style-name="ce10">
            <text:p>8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float" office:value="44" table:style-name="ce10">
            <text:p>44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0/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float" office:value="28" table:style-name="ce10">
            <text:p>2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18 in header file "User.h"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float" office:value="148" table:style-name="ce10">
            <text:p>14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float" office:value="38" table:style-name="ce10">
            <text:p>3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float" office:value="178" table:style-name="ce10">
            <text:p>17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75, 89, 92, 138, 17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89, 9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float" office:value="91" table:style-name="ce10">
            <text:p>9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1</meta:generator>
    <meta:initial-creator>RCC RCCD</meta:initial-creator>
    <dc:creator>Microsoft Office User</dc:creator>
    <meta:creation-date>2018-04-17T08:30:24Z</meta:creation-date>
    <dc:date>2021-07-19T12:39:53Z</dc:date>
    <meta:editing-cycles>13</meta:editing-cycles>
    <meta:editing-duration>PT2003S</meta:editing-duration>
  </office:meta>
</office:document-meta>
</file>